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_always1" table:style-name="ta1">
        <table:shapes>
          <draw:frame draw:z-index="0" draw:style-name="gr1" draw:text-style-name="P1" svg:width="37.801cm" svg:height="19.577cm" svg:x="4.815cm" svg:y="0.106cm">
            <draw:object draw:notify-on-update-of-ranges="hash_always1.B1:hash_always1.B1 hash_always1.B3:hash_always1.B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ash value</text:p>
          </table:table-cell>
          <table:table-cell office:value-type="string" calcext:value-type="string">
            <text:p><text:s/>hash_always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86" calcext:value-type="float">
            <text:p>54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6T02:07:27.048404102</dc:date>
    <meta:editing-duration>PT2H55M29S</meta:editing-duration>
    <meta:editing-cycles>1</meta:editing-cycles>
    <meta:document-statistic meta:table-count="1" meta:cell-count="96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802cm" svg:height="19.578cm" xlink:href=".." xlink:type="simple" chart:class="chart:bar" chart:style-name="ch1">
        <chart:legend chart:legend-position="end" svg:x="34.771cm" svg:y="9.49cm" style:legend-expansion="high" chart:style-name="ch2"/>
        <chart:plot-area chart:style-name="ch3" table:cell-range-address="hash_always1.B1:hash_always1.B1 hash_always1.B3:hash_always1.B50" chart:data-source-has-labels="row" svg:x="0.756cm" svg:y="0.391cm" svg:width="33.259cm" svg:height="18.796cm">
          <chart:coordinate-region svg:x="1.748cm" svg:y="0.59cm" svg:width="32.267cm" svg:height="17.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ash_always1.B3:hash_always1.B50" chart:label-cell-address="hash_always1.B1:hash_always1.B1" chart:class="chart:bar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hash_always1</text:p>
                <draw:g>
                  <svg:desc>hash_always1.B1:hash_always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86">
                <text:p>5486</text:p>
                <draw:g>
                  <svg:desc>hash_always1.B3:hash_always1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